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Standard">
      <style:text-properties officeooo:paragraph-rsid="0d4a40eb"/>
    </style:style>
    <style:style style:name="P67" style:family="paragraph" style:parent-style-name="Standard">
      <style:text-properties officeooo:paragraph-rsid="0d4b85c3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rsid="043ccc66" officeooo:paragraph-rsid="0c397b0b"/>
    </style:style>
    <style:style style:name="P71" style:family="paragraph" style:parent-style-name="Footnote">
      <style:text-properties officeooo:paragraph-rsid="0cf7e116"/>
    </style:style>
    <style:style style:name="P72" style:family="paragraph" style:parent-style-name="Footnote">
      <style:text-properties officeooo:paragraph-rsid="0cfb8404"/>
    </style:style>
    <style:style style:name="P73" style:family="paragraph" style:parent-style-name="Footnote">
      <style:text-properties officeooo:paragraph-rsid="0d2b38c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5" style:family="paragraph" style:parent-style-name="Footnote">
      <style:text-properties officeooo:rsid="0d516aa8" officeooo:paragraph-rsid="0d516aa8"/>
    </style:style>
    <style:style style:name="P76" style:family="paragraph" style:parent-style-name="Footnote">
      <style:text-properties officeooo:rsid="0d516aa8" officeooo:paragraph-rsid="0d529418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9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2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03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07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1" fo:font-size="12pt" style:font-size-asian="12pt" style:font-size-complex="12pt"/>
    </style:style>
    <style:style style:name="T309" style:family="text">
      <style:text-properties fo:color="#000000" style:font-name="Ubuntu1" fo:font-size="12pt" officeooo:rsid="004804ae" style:font-size-asian="12pt" style:font-size-complex="12pt"/>
    </style:style>
    <style:style style:name="T310" style:family="text">
      <style:text-properties fo:color="#000000" style:font-name="Ubuntu1" fo:font-size="12pt" officeooo:rsid="0bac438a" style:font-size-asian="12pt" style:font-size-complex="12pt"/>
    </style:style>
    <style:style style:name="T311" style:family="text">
      <style:text-properties fo:color="#000000" style:text-underline-style="none" officeooo:rsid="0588721b" style:font-size-asian="12pt" style:font-size-complex="12pt"/>
    </style:style>
    <style:style style:name="T31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19" style:family="text">
      <style:text-properties fo:color="#000000" style:font-name="Ubuntu" fo:font-size="12pt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style:font-name="Ubuntu" fo:font-size="12pt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style:font-name="Ubuntu" fo:font-size="12pt" fo:language="nl" fo:country="NL" officeooo:rsid="0d4fe159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3" style:family="text">
      <style:text-properties fo:color="#000000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47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48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49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50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51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52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53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54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55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56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8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9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60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61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3" style:family="text">
      <style:text-properties style:use-window-font-color="true"/>
    </style:style>
    <style:style style:name="T36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9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0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3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officeooo:rsid="047da547"/>
    </style:style>
    <style:style style:name="T39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0" style:family="text">
      <style:text-properties fo:font-size="12pt" style:font-size-asian="12pt" style:font-size-complex="12pt"/>
    </style:style>
    <style:style style:name="T401" style:family="text">
      <style:text-properties fo:font-size="12pt" officeooo:rsid="02eddb5a" style:font-size-asian="12pt" style:font-size-complex="12pt"/>
    </style:style>
    <style:style style:name="T402" style:family="text">
      <style:text-properties fo:font-size="12pt" officeooo:rsid="064c9632" style:font-size-asian="12pt" style:font-size-complex="12pt"/>
    </style:style>
    <style:style style:name="T403" style:family="text">
      <style:text-properties officeooo:rsid="047fb57c"/>
    </style:style>
    <style:style style:name="T404" style:family="text">
      <style:text-properties officeooo:rsid="047da547"/>
    </style:style>
    <style:style style:name="T405" style:family="text">
      <style:text-properties officeooo:rsid="01657261" style:font-size-asian="12pt" style:font-size-complex="12pt"/>
    </style:style>
    <style:style style:name="T406" style:family="text">
      <style:text-properties officeooo:rsid="00bddfbe" style:font-size-asian="12pt" style:font-size-complex="12pt"/>
    </style:style>
    <style:style style:name="T407" style:family="text">
      <style:text-properties officeooo:rsid="04473353"/>
    </style:style>
    <style:style style:name="T408" style:family="text">
      <style:text-properties fo:font-weight="normal" style:font-weight-asian="normal" style:font-weight-complex="normal"/>
    </style:style>
    <style:style style:name="T409" style:family="text">
      <style:text-properties officeooo:rsid="06049971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officeooo:rsid="06049971" style:font-weight-asian="bold" style:font-weight-complex="bold"/>
    </style:style>
    <style:style style:name="T412" style:family="text">
      <style:text-properties fo:font-weight="bold" officeooo:rsid="0d519917" style:font-weight-asian="bold" style:font-weight-complex="bold"/>
    </style:style>
    <style:style style:name="T413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4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officeooo:rsid="050aa1f1"/>
    </style:style>
    <style:style style:name="T416" style:family="text">
      <style:text-properties officeooo:rsid="05903285"/>
    </style:style>
    <style:style style:name="T417" style:family="text">
      <style:text-properties officeooo:rsid="0594b105"/>
    </style:style>
    <style:style style:name="T418" style:family="text">
      <style:text-properties fo:font-style="italic" officeooo:rsid="06049971" style:font-style-asian="italic" style:font-style-complex="italic"/>
    </style:style>
    <style:style style:name="T419" style:family="text">
      <style:text-properties officeooo:rsid="0a6f0a69"/>
    </style:style>
    <style:style style:name="T420" style:family="text">
      <style:text-properties officeooo:rsid="0aace3cd"/>
    </style:style>
    <style:style style:name="T421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2" style:family="text">
      <style:text-properties fo:font-size="10pt" officeooo:rsid="06049971" style:font-size-asian="10pt" style:font-size-complex="10pt"/>
    </style:style>
    <style:style style:name="T423" style:family="text">
      <style:text-properties officeooo:rsid="0b952edb"/>
    </style:style>
    <style:style style:name="T424" style:family="text">
      <style:text-properties fo:font-size="8pt" style:font-size-asian="8pt" style:font-size-complex="8pt" loext:padding="0.049cm" loext:border="0.31pt solid #000000"/>
    </style:style>
    <style:style style:name="T425" style:family="text">
      <style:text-properties officeooo:rsid="0394a435"/>
    </style:style>
    <style:style style:name="T426" style:family="text">
      <style:text-properties officeooo:rsid="0be4091b"/>
    </style:style>
    <style:style style:name="T427" style:family="text">
      <style:text-properties officeooo:rsid="0bf888a9"/>
    </style:style>
    <style:style style:name="T428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9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4" style:family="text">
      <style:text-properties officeooo:rsid="0cf7e116"/>
    </style:style>
    <style:style style:name="T435" style:family="text">
      <style:text-properties officeooo:rsid="0d1ec96e"/>
    </style:style>
    <style:style style:name="T436" style:family="text">
      <style:text-properties officeooo:rsid="0d4a40eb"/>
    </style:style>
    <style:style style:name="T437" style:family="text">
      <style:text-properties officeooo:rsid="0d4b85c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Strong_20_Emphasis"><text:span text:style-name="T278">C</text:span></text:span><text:span text:style-name="Strong_20_Emphasis"><text:span text:style-name="T273">hecklist voor </text:span></text:span><text:span text:style-name="Strong_20_Emphasis"><text:span text:style-name="T283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76">Ubuntu</text:span></text:span><text:reference-mark-end text:name="Distributie"/><text:span text:style-name="Strong_20_Emphasis"><text:span text:style-name="T276"> </text:span></text:span><text:reference-mark-start text:name="Versie"/><text:span text:style-name="Strong_20_Emphasis"><text:span text:style-name="T282">20</text:span></text:span><text:span text:style-name="Strong_20_Emphasis"><text:span text:style-name="T281">.04 LTS</text:span></text:span><text:reference-mark-end text:name="Versie"/><text:span text:style-name="Strong_20_Emphasis"><text:span text:style-name="T274"><text:note text:id="ftn1" text:note-class="footnote"><text:note-citation>1</text:note-citation><text:note-body><text:p text:style-name="P69"><text:span text:style-name="T425">Deze versie </text:span><text:span text:style-name="T426">20.04 </text:span><text:span text:style-name="T425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9"> </text:span><text:span text:style-name="T425">(</text:span><text:span text:style-name="T427">updates </text:span><text:span text:style-name="T425">tot april 2025</text:span><text:span text:style-name="T419">)</text:span><text:span text:style-name="T425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7">.</text:span></text:span></text:p>
      <text:p text:style-name="P13"/>
      <text:p text:style-name="P28"><text:span text:style-name="T17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64">voor</text:span><text:span text:style-name="T365"> </text:span><text:span text:style-name="T366">deze en andere </text:span><text:span text:style-name="T18">checklists, scripts, en overige bestanden.</text:span></text:p>
      <text:p text:style-name="P21"/>
      <text:p text:style-name="P56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4"/>
      <text:p text:style-name="P14"/>
      <text:p text:style-name="P14">V<text:span text:style-name="T403">ul de waarden in het tekstvak achter de </text:span><text:span text:style-name="Definition"><text:span text:style-name="T404">schuingedrukte</text:span></text:span> <text:span text:style-name="T404">woorden </text:span><text:span text:style-name="T397">(zie toelichting)</text:span><text:span text:style-name="T404">:</text:span></text:p>
      <text:p text:style-name="P4"><text:span text:style-name="Definition"><text:span text:style-name="T371">g</text:span></text:span><text:span text:style-name="Definition"><text:span text:style-name="T370">ebruiker</text:span></text:span><text:span text:style-name="Definition"><text:span text:style-name="T372"><text:tab/><text:tab/></text:span></text:span><text:span text:style-name="Definition"><text:span text:style-name="T363"> <text:tab/><text:tab/></text:span></text:span><text:span text:style-name="T373"><draw:control text:anchor-type="as-char" svg:y="-0.429cm" draw:z-index="44" draw:name="Gebruiker" draw:style-name="gr2" draw:text-style-name="P83" svg:width="6.061cm" svg:height="0.6cm" draw:control="control45"><svg:title>Gebruiker</svg:title><svg:desc>Volledige naam, bijv. Jan Stek</svg:desc></draw:control></text:span><text:span text:style-name="T373"><text:tab/></text:span><text:span text:style-name="T374">(</text:span><text:span text:style-name="T394">volledige naam, bijv. </text:span><text:span text:style-name="T396">Karel Kamer</text:span><text:span text:style-name="T395">)</text:span></text:p>
      <text:p text:style-name="Standard"><text:span text:style-name="Definition"><text:span text:style-name="T371">g</text:span></text:span><text:span text:style-name="Definition"><text:span text:style-name="T370">ebruikersnaam<text:tab/><text:tab/></text:span></text:span><text:span text:style-name="Definition"><text:span text:style-name="T370"><draw:control text:anchor-type="as-char" svg:y="-0.429cm" draw:z-index="45" draw:name="Gberuikersnaam" draw:style-name="gr2" draw:text-style-name="P83" svg:width="6.061cm" svg:height="0.6cm" draw:control="control46"><svg:title>Gebruikersnaam</svg:title><svg:desc>Korte naam, bijv. jan</svg:desc></draw:control></text:span></text:span><text:span text:style-name="Definition"><text:span text:style-name="T370"><text:tab/></text:span></text:span><text:span text:style-name="T3">(korte naam, bijv. </text:span><text:span text:style-name="T300">karel</text:span><text:span text:style-name="T3">)</text:span></text:p>
      <text:p text:style-name="P2"><text:span text:style-name="Definition"><text:span text:style-name="T388">c</text:span></text:span><text:span text:style-name="Definition"><text:span text:style-name="T387">omputernaam<text:tab/><text:tab/></text:span></text:span><text:span text:style-name="Definition"><text:span text:style-name="T373"><draw:control text:anchor-type="as-char" svg:y="-0.429cm" draw:z-index="46" draw:name="Computernaam" draw:style-name="gr2" draw:text-style-name="P83" svg:width="6.061cm" svg:height="0.6cm" draw:control="control47"><svg:title>Computernaam</svg:title><svg:desc>Unieke naam van de computer</svg:desc></draw:control></text:span></text:span><text:span text:style-name="Definition"><text:span text:style-name="T373"><text:tab/></text:span></text:span><text:span text:style-name="Definition"><text:span text:style-name="T377">(</text:span></text:span><text:span text:style-name="Definition"><text:span text:style-name="T375">unieke naam van de compute</text:span></text:span><text:span text:style-name="Definition"><text:span text:style-name="T376">r</text:span></text:span><text:span text:style-name="Definition"><text:span text:style-name="T377">)</text:span></text:span></text:p>
      <text:p text:style-name="P2"><text:span text:style-name="Definition"><text:span text:style-name="T371">o</text:span></text:span><text:span text:style-name="Definition"><text:span text:style-name="T370">pstartmenu</text:span></text:span><text:span text:style-name="Definition"><text:span text:style-name="T373"><text:tab/><text:tab/><text:tab/></text:span></text:span><text:span text:style-name="Definition"><text:span text:style-name="T373"><draw:control text:anchor-type="as-char" svg:y="-0.429cm" draw:z-index="47" draw:name="Opstartmenu" draw:style-name="gr2" draw:text-style-name="P83" svg:width="6.061cm" svg:height="0.6cm" draw:control="control48"><svg:title>Opstartmenu</svg:title><svg:desc>Toets voor het opstartmenu ("bootmenu")</svg:desc></draw:control></text:span></text:span><text:span text:style-name="Definition"><text:span text:style-name="T373"><text:tab/></text:span></text:span><text:span text:style-name="Definition"><text:span text:style-name="T377">(</text:span></text:span><text:span text:style-name="Definition"><text:span text:style-name="T375">to</text:span></text:span><text:span text:style-name="Definition"><text:span text:style-name="T384">ets voor het opstartmedium</text:span></text:span><text:span text:style-name="Definition"><text:span text:style-name="T385">)</text:span></text:span></text:p>
      <text:p text:style-name="P2"><text:span text:style-name="Definition"><text:span text:style-name="T389">i</text:span></text:span><text:span text:style-name="Definition"><text:span text:style-name="T390">nstellingen</text:span></text:span><text:span text:style-name="T377"><text:tab/><text:tab/> <text:tab/></text:span><text:span text:style-name="T377"><draw:control text:anchor-type="as-char" svg:y="-0.429cm" draw:z-index="43" draw:name="Instellingen" draw:style-name="gr2" draw:text-style-name="P83" svg:width="6.061cm" svg:height="0.6cm" draw:control="control44"><svg:title>Instellingen</svg:title><svg:desc>Toets voor het BIOS/UEFI-scherm ("setup")</svg:desc></draw:control></text:span><text:span text:style-name="T377"><text:tab/>(</text:span><text:span text:style-name="T375">toets voor het BIOS/UEFI-scherm</text:span><text:span text:style-name="T377">)</text:span></text:p>
      <text:p text:style-name="P3"><text:span text:style-name="Definition"><text:span text:style-name="T367">2</text:span></text:span><text:span text:style-name="Definition"><text:span text:style-name="T369">e </text:span></text:span><text:span text:style-name="Definition"><text:span text:style-name="T391">gebr</text:span></text:span><text:span text:style-name="Definition"><text:span text:style-name="T367">uiker </text:span></text:span><text:span text:style-name="Definition"><text:span text:style-name="T368">(evt.)</text:span></text:span><text:span text:style-name="T377"><text:tab/></text:span><text:span text:style-name="T377"><draw:control text:anchor-type="as-char" svg:y="-0.429cm" draw:z-index="48" draw:name="Instellingen_0" draw:style-name="gr2" draw:text-style-name="P83" svg:width="6.061cm" svg:height="0.6cm" draw:control="control49"><svg:title>Instellingen</svg:title><svg:desc>Toets voor het BIOS/UEFI-scherm ("setup")</svg:desc></draw:control></text:span><text:span text:style-name="T377"><text:tab/>(volledige naam </text:span><text:span text:style-name="T381">evt. </text:span><text:span text:style-name="T380">2</text:span><text:span text:style-name="T398">e</text:span><text:span text:style-name="T380"> </text:span><text:span text:style-name="T377">gebruiker)</text:span></text:p>
      <text:p text:style-name="P6"><text:span text:style-name="Definition"><text:span text:style-name="T367">2</text:span></text:span><text:span text:style-name="Definition"><text:span text:style-name="T369">e</text:span></text:span><text:span text:style-name="Definition"><text:span text:style-name="T367"> </text:span></text:span><text:span text:style-name="Definition"><text:span text:style-name="T393">g</text:span></text:span><text:span text:style-name="Definition"><text:span text:style-name="T392">ebruikersnaam<text:tab/></text:span></text:span><text:span text:style-name="T377"><draw:control text:anchor-type="as-char" svg:y="-0.429cm" draw:z-index="49" draw:name="Instellingen_1" draw:style-name="gr2" draw:text-style-name="P83" svg:width="6.061cm" svg:height="0.6cm" draw:control="control50"><svg:title>Instellingen</svg:title><svg:desc>Toets voor het BIOS/UEFI-scherm ("setup")</svg:desc></draw:control></text:span><text:span text:style-name="T377"><text:tab/>(</text:span><text:span text:style-name="T375">korte naam </text:span><text:span text:style-name="T382">ev</text:span><text:span text:style-name="T383">entuele</text:span><text:span text:style-name="T381"> </text:span><text:span text:style-name="T386">2</text:span><text:span text:style-name="T399">e</text:span><text:span text:style-name="T386"> </text:span><text:span text:style-name="T378">gebr</text:span><text:span text:style-name="T379">uiker</text:span><text:span text:style-name="T377">)</text:span></text:p>
      <text:p text:style-name="P3"><text:span text:style-name="T289">Vervang </text:span><text:span text:style-name="Definition"><text:span text:style-name="T15">schuingedrukte</text:span></text:span><text:span text:style-name="T289"> </text:span><text:span text:style-name="T290">woorden </text:span><text:span text:style-name="T289">in deze checklist door </text:span><text:span text:style-name="T290">boven</text:span><text:span text:style-name="T289">staande waarden.</text:span></text:p>
      <text:p text:style-name="P15"/>
      <text:p text:style-name="P1"><text:span text:style-name="Strong_20_Emphasis"><text:span text:style-name="T284"/></text:span></text:p>
      <text:p text:style-name="P31"><text:span text:style-name="Strong_20_Emphasis"><text:span text:style-name="T127"><draw:control text:anchor-type="as-char" draw:z-index="0" draw:name="Vorm1" draw:style-name="gr1" draw:text-style-name="P82" svg:width="0.35cm" svg:height="0.35cm" draw:control="control1"/></text:span></text:span><text:span text:style-name="Strong_20_Emphasis"><text:span text:style-name="T127"><text:s/><text:tab/></text:span></text:span><text:span text:style-name="T285">Nog niet op Linux?<text:tab/></text:span><text:span text:style-name="T312"></text:span><text:span text:style-name="T291"> </text:span><text:span text:style-name="T292">G</text:span><text:span text:style-name="T286">ebruik </text:span><text:span text:style-name="Strong_20_Emphasis"><text:span text:style-name="T322">Checklist migratie</text:span></text:span><text:span text:style-name="T28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7"> onder </text:span><text:span text:style-name="T297">Linux</text:span><text:span text:style-name="T288">.</text:span></text:p>
      <text:p text:style-name="P62"><text:span text:style-name="Strong_20_Emphasis"><text:span text:style-name="T127"><draw:control text:anchor-type="as-char" draw:z-index="42" draw:name="Vorm2" draw:style-name="gr1" draw:text-style-name="P82" svg:width="0.35cm" svg:height="0.35cm" draw:control="control43"/></text:span></text:span><text:span text:style-name="Strong_20_Emphasis"><text:span text:style-name="T127"><text:s/><text:tab/></text:span></text:span><text:span text:style-name="T293">Nieuwe installatie?<text:tab/></text:span><text:span text:style-name="T313"></text:span><text:span text:style-name="T296"><text:tab/></text:span><text:span text:style-name="T295">B</text:span><text:span text:style-name="T293">egin bij hoofdstuk </text:span><text:span text:style-name="T298"><text:bookmark-ref text:reference-format="page" text:ref-name="__RefNumPara__4009_1271708128">2</text:bookmark-ref></text:span><text:span text:style-name="T293"><text:s text:c="2"/></text:span><text:span text:style-name="T299"><text:bookmark-ref text:reference-format="text" text:ref-name="__RefNumPara__4009_1271708128">Installatie uitvoeren</text:bookmark-ref></text:span><text:span text:style-name="T294">.</text:span></text:p>
      <text:p text:style-name="P5"/>
      <text:list xml:id="list3336665333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8"><text:s/></text:span></text:span><text:span text:style-name="Strong_20_Emphasis"><text:span text:style-name="T128"><draw:control text:anchor-type="as-char" draw:z-index="1" draw:name="Vorm3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864388343488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864388343744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2" draw:name="Vorm4" draw:style-name="gr1" draw:text-style-name="P8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</text:span></text:span></text:p>
          </table:table-cell>
        </table:table-row>
        <table:table-row table:style-name="TableLine94864388344224">
          <table:table-cell table:style-name="_31_._5f_Installatie_5f_voorberei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1" draw:name="Vorm4_3" draw:style-name="gr1" draw:text-style-name="P82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2">kz</text:span></text:span><text:span text:style-name="User_20_Entry"><text:span text:style-name="T269"><text:line-break/>bash </text:span></text:span><text:span text:style-name="User_20_Entry"><text:span text:style-name="T272">kz</text:span></text:span></text:p>
            <text:p text:style-name="P63"><text:span text:style-name="User_20_Entry"><text:span text:style-name="T270">exit</text:span></text:span></text:p>
          </table:table-cell>
        </table:table-row>
        <table:table-row table:style-name="TableLine94864388344816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86438834540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8"><draw:control text:anchor-type="as-char" draw:z-index="3" draw:name="Vorm6" draw:style-name="gr1" draw:text-style-name="P82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7">Super</text:span></text:span><text:span text:style-name="Strong_20_Emphasis"><text:span text:style-name="T96">-toets</text:span></text:span><text:span text:style-name="Strong_20_Emphasis"><text:span text:style-name="T267"><text:note text:id="ftn2" text:note-class="footnote"><text:note-citation>2</text:note-citation><text:note-body><text:p text:style-name="P71"><text:span text:style-name="T314">D</text:span>e <text:span text:style-name="T424">Super</text:span>-toets <text:span text:style-name="T314">is </text:span>de Windows<text:span text:style-name="T434">-</text:span><text:span text:style-name="T423">toets</text:span>, <text:span text:style-name="T434">C</text:span>ommand-<text:span text:style-name="T423">toets</text:span>, of <text:span text:style-name="T434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1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96">.</text:span></text:span></text:p>
          </table:table-cell>
        </table:table-row>
        <table:table-row table:style-name="TableLine9486438835092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4" draw:name="Vorm7" draw:style-name="gr1" draw:text-style-name="P82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5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86438832484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" draw:name="Vorm8" draw:style-name="gr1" draw:text-style-name="P82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181904472211093" text:continue-numbering="true" text:style-name="L1">
        <text:list-item>
          <text:p text:style-name="P8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6438830360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6" draw:name="Vorm9" draw:style-name="gr1" draw:text-style-name="P82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08">Start de computer op vanaf </text:span><text:span text:style-name="T309">een </text:span><text:span text:style-name="T309"><text:reference-ref text:reference-format="text" text:ref-name="Distributie">Ubuntu</text:reference-ref></text:span><text:span text:style-name="T309"><text:s/></text:span><text:span text:style-name="T308"><text:reference-ref text:reference-format="text" text:ref-name="Versie">20.04 LTS</text:reference-ref></text:span><text:span text:style-name="T177"><text:s/></text:span><text:span text:style-name="T177"><text:reference-ref text:reference-format="text" text:ref-name="Editie">desktop</text:reference-ref></text:span><text:span text:style-name="T177"><text:s/>Live</text:span><text:span text:style-name="T177"><text:note text:id="ftn3" text:note-class="footnote"><text:note-citation>1</text:note-citation><text:note-body><text:p text:style-name="P68"><text:span text:style-name="T407">Vanaf ee</text:span>n Live <text:span text:style-name="T420">USB-stick of </text:span><text:span text:style-name="T317">C</text:span><text:span text:style-name="T420">D</text:span><text:span text:style-name="T6"> </text:span>kunt <text:span text:style-name="T407">u opstarten en</text:span> met <text:reference-ref text:reference-format="text" text:ref-name="Distributie">Ubuntu</text:reference-ref><text:s/>werken zonder deze te installeren.</text:p></text:note-body></text:note></text:span><text:span text:style-name="T177"> </text:span><text:span text:style-name="T180">USB-stick</text:span><text:span text:style-name="T180"><text:note text:id="ftn4" text:note-class="footnote"><text:note-citation>2</text:note-citation><text:note-body><text:p text:style-name="P73"><text:span text:style-name="Strong_20_Emphasis"><text:span text:style-name="T191">Download </text:span></text:span><text:span text:style-name="Strong_20_Emphasis"><text:span text:style-name="T185">een </text:span></text:span><text:span text:style-name="Strong_20_Emphasis"><text:span text:style-name="T195">Desktop </text:span></text:span><text:span text:style-name="Strong_20_Emphasis"><text:span text:style-name="T205">CD</text:span></text:span><text:span text:style-name="Strong_20_Emphasis"><text:span text:style-name="T190"> vanaf </text:span></text:span><text:a xlink:type="simple" xlink:href="http://nl.releases.ubuntu.com/" text:style-name="Internet_20_link" text:visited-style-name="Visited_20_Internet_20_Link"><text:span text:style-name="Strong_20_Emphasis"><text:span text:style-name="T413">nl.releases.ubuntu.com</text:span></text:span></text:a><text:span text:style-name="Strong_20_Emphasis"><text:span text:style-name="T190"> </text:span></text:span><text:span text:style-name="Strong_20_Emphasis"><text:span text:style-name="T186">en </text:span></text:span><text:span text:style-name="Strong_20_Emphasis"><text:span text:style-name="T191">plaats </text:span></text:span><text:span text:style-name="Strong_20_Emphasis"><text:span text:style-name="T185">een USB-stick </text:span></text:span><text:span text:style-name="Strong_20_Emphasis"><text:span text:style-name="T206">va</text:span></text:span><text:span text:style-name="Strong_20_Emphasis"><text:span text:style-name="T201">n </text:span></text:span><text:span text:style-name="Strong_20_Emphasis"><text:span text:style-name="T184">min</text:span></text:span><text:span text:style-name="Strong_20_Emphasis"><text:span text:style-name="T202">imaal</text:span></text:span><text:span text:style-name="Strong_20_Emphasis"><text:span text:style-name="T184"> </text:span></text:span><text:span text:style-name="Strong_20_Emphasis"><text:span text:style-name="T192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opst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0">Opstartschijf aanmaken</text:span></text:span><text:span text:style-name="Strong_20_Emphasis"><text:span text:style-name="T194">, </text:span></text:span><text:span text:style-name="Strong_20_Emphasis"><text:span text:style-name="T200">o</text:span></text:span><text:span text:style-name="Strong_20_Emphasis"><text:span text:style-name="T185">f </text:span></text:span><text:span text:style-name="Strong_20_Emphasis"><text:span text:style-name="T188">gebruik </text:span></text:span><text:span text:style-name="Strong_20_Emphasis"><text:span text:style-name="T181">het programma balenaEtche</text:span></text:span><text:span text:style-name="Strong_20_Emphasis"><text:span text:style-name="T189">r</text:span></text:span><text:span text:style-name="Strong_20_Emphasis"><text:span text:style-name="T181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414">etcher.io</text:span></text:span></text:a><text:span text:style-name="Strong_20_Emphasis"><text:span text:style-name="T182">); </text:span></text:span><text:span text:style-name="Strong_20_Emphasis"><text:span text:style-name="T181">balenaEtche</text:span></text:span><text:span text:style-name="Strong_20_Emphasis"><text:span text:style-name="T189">r</text:span></text:span><text:span text:style-name="Strong_20_Emphasis"><text:span text:style-name="T196"> is</text:span></text:span><text:span text:style-name="Strong_20_Emphasis"><text:span text:style-name="T182"> </text:span></text:span><text:span text:style-name="Strong_20_Emphasis"><text:span text:style-name="T185">beschikbaar voor </text:span></text:span><text:span text:style-name="Strong_20_Emphasis"><text:span text:style-name="T197">Windows, </text:span></text:span><text:span text:style-name="Strong_20_Emphasis"><text:span text:style-name="T198">OS X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99">GNU/</text:span></text:span><text:span text:style-name="Strong_20_Emphasis"><text:span text:style-name="T181">Linux</text:span></text:span><text:span text:style-name="Strong_20_Emphasis"><text:span text:style-name="T183">.</text:span></text:span></text:p></text:note-body></text:note></text:span><text:span text:style-name="T180"> of </text:span><text:span text:style-name="T176">C</text:span><text:span text:style-name="T180">D</text:span><text:span text:style-name="T18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7">.</text:span></text:p>
            <text:p text:style-name="P36"><text:span text:style-name="T178">Opstartmenu/</text:span><text:span text:style-name="T179">boot menu</text:span><text:span text:style-name="T178"> </text:span><text:span text:style-name="T177">via </text:span><text:span text:style-name="Definition"><text:span text:style-name="T405">opstartmenu</text:span></text:span><text:span text:style-name="T177">, </text:span><text:span text:style-name="T178">instellingen/</text:span><text:span text:style-name="T179">setup</text:span><text:span text:style-name="T177"> via </text:span><text:span text:style-name="Definition"><text:span text:style-name="T405">instellingen</text:span></text:span><text:span text:style-name="T177">.</text:span></text:p>
          </table:table-cell>
        </table:table-row>
        <table:table-row table:style-name="TableLine9486438830595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7" draw:name="Vorm10" draw:style-name="gr1" draw:text-style-name="P8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2">Kies</text:span></text:span><text:span text:style-name="Strong_20_Emphasis"><text:span text:style-name="T62"> </text:span></text:span><text:span text:style-name="Strong_20_Emphasis"><text:span text:style-name="T12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8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86438866776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8" draw:name="Vorm11" draw:style-name="gr1" draw:text-style-name="P82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0">Kies </text:span><text:span text:style-name="T301">Ubuntu installeren </text:span><text:span text:style-name="Strong_20_Emphasis"><text:span text:style-name="T123">en druk op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T310">.</text:span></text:p>
          </table:table-cell>
        </table:table-row>
        <table:table-row table:style-name="TableLine948643886680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9" draw:name="Vorm12" draw:style-name="gr1" draw:text-style-name="P82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1">Wel</text:span></text:span><text:span text:style-name="Strong_20_Emphasis"><text:span text:style-name="T262">k</text:span></text:span><text:span text:style-name="Strong_20_Emphasis"><text:span text:style-name="T226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50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8643886685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0" draw:name="Vorm13" draw:style-name="gr1" draw:text-style-name="P82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4">O</text:span></text:span><text:span text:style-name="Strong_20_Emphasis"><text:span text:style-name="T135">p </text:span></text:span><text:span text:style-name="Strong_20_Emphasis"><text:span text:style-name="T136">het </text:span></text:span><text:span text:style-name="Strong_20_Emphasis"><text:span text:style-name="T137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37"> </text:span></text:span><text:span text:style-name="Strong_20_Emphasis"><text:span text:style-name="T138">controleer </text:span></text:span><text:span text:style-name="Strong_20_Emphasis"><text:span text:style-name="T139">de </text:span></text:span><text:span text:style-name="Strong_20_Emphasis"><text:span text:style-name="T138">toetsenbordindeling </text:span></text:span><text:span text:style-name="Strong_20_Emphasis"><text:span text:style-name="T140">en </text:span></text:span><text:span text:style-name="Strong_20_Emphasis"><text:span text:style-name="T134">klik </text:span></text:span><text:span text:style-name="Strong_20_Emphasis"><text:span text:style-name="T137">op </text:span></text:span><text:span text:style-name="Strong_20_Emphasis"><text:span text:style-name="T169">Verder</text:span></text:span><text:span text:style-name="Strong_20_Emphasis"><text:span text:style-name="T137">.</text:span></text:span></text:p>
          </table:table-cell>
        </table:table-row>
        <table:table-row table:style-name="TableLine9486438866878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1" draw:name="Vorm14" draw:style-name="gr1" draw:text-style-name="P82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8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86438866904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2" draw:name="Vorm15" draw:style-name="gr1" draw:text-style-name="P82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2">Bijgewerkte pakketten en andere programmatuur</text:span></text:span><text:span text:style-name="Strong_20_Emphasis"><text:span text:style-name="T216"> </text:span></text:span><text:span text:style-name="T17">klik op 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86438866929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3" draw:name="Vorm16" draw:style-name="gr1" draw:text-style-name="P82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Installatietype</text:span></text:span><text:span text:style-name="Strong_20_Emphasis"><text:span text:style-name="T131"> </text:span></text:span><text:span text:style-name="Strong_20_Emphasis"><text:span text:style-name="T142">selecteer</text:span></text:span><text:span text:style-name="Strong_20_Emphasis"><text:span text:style-name="T132"> </text:span></text:span><text:span text:style-name="Strong_20_Emphasis"><text:span text:style-name="T326">het gewenste </text:span></text:span><text:span text:style-name="Strong_20_Emphasis"><text:span text:style-name="T347">Installatie type</text:span></text:span><text:span text:style-name="Strong_20_Emphasis"><text:span text:style-name="T326">.</text:span></text:span></text:p>
            <text:p text:style-name="P37"><text:span text:style-name="Emphasis"><text:span text:style-name="T361">Aa</text:span></text:span><text:span text:style-name="Emphasis"><text:span text:style-name="T362">nbevolen</text:span></text:span><text:span text:style-name="Strong_20_Emphasis"><text:span text:style-name="T338"> wordt om </text:span></text:span><text:span text:style-name="Strong_20_Emphasis"><text:span text:style-name="T342">te klikken op </text:span></text:span><text:span text:style-name="Strong_20_Emphasis"><text:span text:style-name="T360">Geavanceerde functies</text:span></text:span><text:span text:style-name="Strong_20_Emphasis"><text:span text:style-name="T342">, en</text:span></text:span><text:span text:style-name="Strong_20_Emphasis"><text:span text:style-name="T338"> </text:span></text:span><text:span text:style-name="Strong_20_Emphasis"><text:span text:style-name="T342">selecteer <text:line-break/></text:span></text:span><text:span text:style-name="Strong_20_Emphasis"><text:span text:style-name="T358">LVM gebruiken bij de nieuwe installatie van Ubuntu</text:span></text:span><text:span text:style-name="Strong_20_Emphasis"><text:span text:style-name="T338">, </text:span></text:span><text:span text:style-name="Strong_20_Emphasis"><text:span text:style-name="T342">en vink aan <text:line-break/></text:span></text:span><text:span text:style-name="Strong_20_Emphasis"><text:span text:style-name="T358">De nieuwe installatie van Ubuntu versleutelen voor de </text:span></text:span><text:span text:style-name="Strong_20_Emphasis"><text:span text:style-name="T359">veiligheid</text:span></text:span><text:span text:style-name="Strong_20_Emphasis"><text:span text:style-name="T339">.</text:span></text:span></text:p>
            <text:p text:style-name="P38"><text:span text:style-name="Strong_20_Emphasis"><text:span text:style-name="T341">K</text:span></text:span><text:span text:style-name="Strong_20_Emphasis"><text:span text:style-name="T20">lik op </text:span></text:span><text:span text:style-name="Strong_20_Emphasis"><text:span text:style-name="T230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70">I</text:span></text:span><text:span text:style-name="Strong_20_Emphasis"><text:span text:style-name="T171">nstalle</text:span></text:span><text:span text:style-name="Strong_20_Emphasis"><text:span text:style-name="T170">e</text:span></text:span><text:span text:style-name="Strong_20_Emphasis"><text:span text:style-name="T171">r </text:span></text:span><text:span text:style-name="Strong_20_Emphasis"><text:span text:style-name="T170">nu</text:span></text:span><text:span text:style-name="Strong_20_Emphasis"><text:span text:style-name="T20">.</text:span></text:span></text:p>
          </table:table-cell>
        </table:table-row>
        <table:table-row table:style-name="TableLine9486438866955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4" draw:name="Vorm17" draw:style-name="gr1" draw:text-style-name="P8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7">k</text:span></text:span><text:span text:style-name="Strong_20_Emphasis"><text:span text:style-name="T326">lik op </text:span></text:span><text:span text:style-name="Strong_20_Emphasis"><text:span text:style-name="T347">I</text:span></text:span><text:span text:style-name="Strong_20_Emphasis"><text:span text:style-name="T348">nstalle</text:span></text:span><text:span text:style-name="Strong_20_Emphasis"><text:span text:style-name="T347">e</text:span></text:span><text:span text:style-name="Strong_20_Emphasis"><text:span text:style-name="T348">r </text:span></text:span><text:span text:style-name="Strong_20_Emphasis"><text:span text:style-name="T347">nu</text:span></text:span><text:span text:style-name="Strong_20_Emphasis"><text:span text:style-name="T326">.</text:span></text:span></text:p>
          </table:table-cell>
        </table:table-row>
        <table:table-row table:style-name="TableLine9486438866980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5" draw:name="Vorm18" draw:style-name="gr1" draw:text-style-name="P8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2">Verder</text:span></text:span><text:span text:style-name="Strong_20_Emphasis"><text:span text:style-name="T20">.</text:span></text:span></text:p>
          </table:table-cell>
        </table:table-row>
        <table:table-row table:style-name="TableLine9486438867006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6" draw:name="Vorm19" draw:style-name="gr1" draw:text-style-name="P82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4">O</text:span></text:span><text:span text:style-name="Strong_20_Emphasis"><text:span text:style-name="T329">p </text:span></text:span><text:span text:style-name="Strong_20_Emphasis"><text:span text:style-name="T330">het </text:span></text:span><text:span text:style-name="Strong_20_Emphasis"><text:span text:style-name="T331">scherm </text:span></text:span><text:span text:style-name="Strong_20_Emphasis"><text:span text:style-name="T356">Waar bevindt u zich?</text:span></text:span><text:span text:style-name="Strong_20_Emphasis"><text:span text:style-name="T331"> </text:span></text:span><text:span text:style-name="Strong_20_Emphasis"><text:span text:style-name="T336">controleer </text:span></text:span><text:span text:style-name="Strong_20_Emphasis"><text:span text:style-name="T337">de </text:span></text:span><text:span text:style-name="Strong_20_Emphasis"><text:span text:style-name="T336">locatie en </text:span></text:span><text:span text:style-name="Strong_20_Emphasis"><text:span text:style-name="T334">klik </text:span></text:span><text:span text:style-name="Strong_20_Emphasis"><text:span text:style-name="T331">op </text:span></text:span><text:span text:style-name="Strong_20_Emphasis"><text:span text:style-name="T349">Verder</text:span></text:span><text:span text:style-name="Strong_20_Emphasis"><text:span text:style-name="T331">.</text:span></text:span></text:p>
          </table:table-cell>
        </table:table-row>
        <table:table-row table:style-name="TableLine9486438867032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7" draw:name="Vorm20" draw:style-name="gr1" draw:text-style-name="P8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4">Op </text:span><text:span text:style-name="T351">het </text:span><text:span text:style-name="T349">scherm </text:span><text:span text:style-name="Strong_20_Emphasis"><text:span text:style-name="T356">Wie bent u?</text:span></text:span><text:span text:style-name="T349"> </text:span><text:span text:style-name="T354">vul </text:span><text:span text:style-name="T352">in </text:span><text:span text:style-name="Strong_20_Emphasis"><text:span text:style-name="T355">Uw n</text:span></text:span><text:span text:style-name="Strong_20_Emphasis"><text:span text:style-name="T350">aam</text:span></text:span><text:span text:style-name="Strong_20_Emphasis"><text:span text:style-name="T328"> </text:span></text:span><text:span text:style-name="Definition"><text:span text:style-name="T406">gebruiker</text:span></text:span><text:span text:style-name="Strong_20_Emphasis"><text:span text:style-name="T332">, <text:line-break/></text:span></text:span><text:span text:style-name="Strong_20_Emphasis"><text:span text:style-name="T350">Naam </text:span></text:span><text:span text:style-name="Strong_20_Emphasis"><text:span text:style-name="T355">van uw </text:span></text:span><text:span text:style-name="Strong_20_Emphasis"><text:span text:style-name="T353">computer</text:span></text:span><text:span text:style-name="Definition"><text:span text:style-name="T4"> </text:span></text:span><text:span text:style-name="Definition"><text:span text:style-name="T406">computernaam</text:span></text:span><text:span text:style-name="Strong_20_Emphasis"><text:span text:style-name="T328">,<text:line-break/></text:span></text:span><text:span text:style-name="Strong_20_Emphasis"><text:span text:style-name="T355">Kies een g</text:span></text:span><text:span text:style-name="Strong_20_Emphasis"><text:span text:style-name="T353">ebruikersnaam</text:span></text:span><text:span text:style-name="Strong_20_Emphasis"><text:span text:style-name="T328"> </text:span></text:span><text:span text:style-name="Definition"><text:span text:style-name="T406">gebruikersnaam</text:span></text:span><text:span text:style-name="Strong_20_Emphasis"><text:span text:style-name="T328">,<text:line-break/></text:span></text:span><text:span text:style-name="Strong_20_Emphasis"><text:span text:style-name="T340">g</text:span></text:span><text:span text:style-name="Strong_20_Emphasis"><text:span text:style-name="T325">eef tweemaal een </text:span></text:span><text:span text:style-name="Strong_20_Emphasis"><text:span text:style-name="T346">wachtwoord</text:span></text:span><text:span text:style-name="Strong_20_Emphasis"><text:span text:style-name="T325">,</text:span></text:span><text:span text:style-name="Strong_20_Emphasis"><text:span text:style-name="T344"> </text:span></text:span><text:span text:style-name="Strong_20_Emphasis"><text:span text:style-name="T345">en</text:span></text:span><text:span text:style-name="Strong_20_Emphasis"><text:span text:style-name="T344"> </text:span></text:span><text:span text:style-name="Strong_20_Emphasis"><text:span text:style-name="T343">k</text:span></text:span><text:span text:style-name="Strong_20_Emphasis"><text:span text:style-name="T325">lik op </text:span></text:span><text:span text:style-name="Strong_20_Emphasis"><text:span text:style-name="T346">Verder</text:span></text:span><text:span text:style-name="Strong_20_Emphasis"><text:span text:style-name="T325">.</text:span></text:span></text:p>
          </table:table-cell>
        </table:table-row>
        <table:table-row table:style-name="TableLine948643886705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6438867083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8" draw:name="Vorm21" draw:style-name="gr1" draw:text-style-name="P8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5">O</text:span></text:span><text:span text:style-name="Strong_20_Emphasis"><text:span text:style-name="T333">p het scherm </text:span></text:span><text:span text:style-name="Strong_20_Emphasis"><text:span text:style-name="T357">Installatie voltooid</text:span></text:span><text:span text:style-name="Strong_20_Emphasis"><text:span text:style-name="T333"> </text:span></text:span><text:span text:style-name="Strong_20_Emphasis"><text:span text:style-name="T335">klik </text:span></text:span><text:span text:style-name="Strong_20_Emphasis"><text:span text:style-name="T325">op </text:span></text:span><text:span text:style-name="Strong_20_Emphasis"><text:span text:style-name="T346">Nu herstarten</text:span></text:span><text:span text:style-name="Strong_20_Emphasis"><text:span text:style-name="T325">.</text:span></text:span></text:p>
          </table:table-cell>
        </table:table-row>
        <table:table-row table:style-name="TableLine948643886710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6438867134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9" draw:name="Vorm22" draw:style-name="gr1" draw:text-style-name="P8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26">C</text:span></text:span><text:span text:style-name="Strong_20_Emphasis"><text:span text:style-name="T146">D</text:span></text:span><text:span text:style-name="Strong_20_Emphasis"><text:span text:style-name="T26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30">druk </text:span></text:span><text:span text:style-name="Strong_20_Emphasis"><text:span text:style-name="T148">op</text:span></text:span><text:span text:style-name="Strong_20_Emphasis"><text:span text:style-name="T130">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130"/></text:span></text:p>
      <text:list xml:id="list181903704393402" text:continue-numbering="true" text:style-name="L1">
        <text:list-item>
          <text:p text:style-name="P78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6438862539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0" draw:name="Vorm23" draw:style-name="gr1" draw:text-style-name="P8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8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8643886625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86438864161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1" draw:name="Vorm24" draw:style-name="gr1" draw:text-style-name="P82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8643885551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1"/></text:span></text:p>
          </table:table-cell>
        </table:table-row>
        <table:table-row table:style-name="TableLine9486438887057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2" draw:name="Vorm25" draw:style-name="gr1" draw:text-style-name="P82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1"> </text:span></text:span><text:span text:style-name="Strong_20_Emphasis"><text:span text:style-name="T224">Volgende</text:span></text:span><text:span text:style-name="Strong_20_Emphasis"><text:span text:style-name="T141">.</text:span></text:span></text:p>
          </table:table-cell>
        </table:table-row>
        <table:table-row table:style-name="TableLine9486438887116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3" draw:name="Vorm26" draw:style-name="gr1" draw:text-style-name="P8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5">Klaar om te beginnen </text:span></text:span><text:span text:style-name="Strong_20_Emphasis"><text:span text:style-name="T141">klik op </text:span></text:span><text:span text:style-name="Strong_20_Emphasis"><text:span text:style-name="T224">Vol</text:span></text:span><text:span text:style-name="Strong_20_Emphasis"><text:span text:style-name="T229">tooid</text:span></text:span><text:span text:style-name="Strong_20_Emphasis"><text:span text:style-name="T141">.</text:span></text:span></text:p>
          </table:table-cell>
        </table:table-row>
        <table:table-row table:style-name="TableLine948643888717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6438887235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4" draw:name="Vorm27" draw:style-name="gr1" draw:text-style-name="P8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9">gebruikers </text:span></text:span><text:span text:style-name="Strong_20_Emphasis"><text:span text:style-name="T133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2"><text:span text:style-name="T314">De </text:span><text:span text:style-name="T318">Super</text:span><text:span text:style-name="T314">-toets is de Windows</text:span><text:span text:style-name="T315">-</text:span><text:span text:style-name="T316">toets</text:span><text:span text:style-name="T314">, </text:span><text:span text:style-name="T315">C</text:span><text:span text:style-name="T314">ommand-</text:span><text:span text:style-name="T316">toets</text:span><text:span text:style-name="T314">, of </text:span><text:span text:style-name="T315">V</text:span><text:span text:style-name="T314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8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9">Gebruikers</text:span></text:span><text:span text:style-name="Strong_20_Emphasis"><text:span text:style-name="T108">.</text:span></text:span></text:p>
          </table:table-cell>
        </table:table-row>
        <table:table-row table:style-name="TableLine9486438887294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5" draw:name="Vorm28" draw:style-name="gr1" draw:text-style-name="P82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1">Klik links</text:span></text:span><text:span text:style-name="Strong_20_Emphasis"><text:span text:style-name="T143"> </text:span></text:span><text:span text:style-name="Strong_20_Emphasis"><text:span text:style-name="T119">op </text:span></text:span><text:span text:style-name="Strong_20_Emphasis"><text:span text:style-name="T166">Ontgrendelen</text:span></text:span><text:span text:style-name="Strong_20_Emphasis"><text:span text:style-name="T119"> </text:span></text:span><text:span text:style-name="Strong_20_Emphasis"><text:span text:style-name="T11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18">.</text:span></text:span></text:p>
          </table:table-cell>
        </table:table-row>
        <table:table-row table:style-name="TableLine948643888735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6438887412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6" draw:name="Vorm29" draw:style-name="gr1" draw:text-style-name="P82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upd</text:span></text:span><text:span text:style-name="Strong_20_Emphasis"><text:span text:style-name="T16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2">Updatebeheer</text:span></text:span><text:span text:style-name="Strong_20_Emphasis"><text:span text:style-name="T86">.</text:span></text:span></text:p>
          </table:table-cell>
        </table:table-row>
        <table:table-row table:style-name="TableLine9486438887472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7" draw:name="Vorm30" draw:style-name="gr1" draw:text-style-name="P82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7">A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1">Nu installeren</text:span></text:span><text:span text:style-name="T305">.</text:span></text:p>
          </table:table-cell>
        </table:table-row>
        <table:table-row table:style-name="TableLine9486438887531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8" draw:name="Vorm31" draw:style-name="gr1" draw:text-style-name="P82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6">A</text:span>ls <text:span text:style-name="Strong_20_Emphasis"><text:span text:style-name="T302">Updatebeheer </text:span></text:span>hierom vraagt, <text:span text:style-name="T415">h</text:span>erstart <text:span text:style-name="T416">de</text:span> computer <text:span text:style-name="T417">en daarna weer aanmelden als </text:span><text:span text:style-name="Definition"><text:span text:style-name="T8">gebruiker</text:span></text:span>.</text:p>
          </table:table-cell>
        </table:table-row>
        <table:table-row table:style-name="TableLine948643888999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64388900464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0" draw:name="Vorm4_1" draw:style-name="gr1" draw:text-style-name="P82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 </text:span></text:span></text:p>
          </table:table-cell>
        </table:table-row>
        <table:table-row table:style-name="TableLine94864388901056">
          <table:table-cell table:style-name="_33_._5f_Installatie_5f_afron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2" draw:name="Vorm4_0" draw:style-name="gr1" draw:text-style-name="P82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35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2">kz</text:span></text:span><text:span text:style-name="User_20_Entry"><text:span text:style-name="T269"><text:line-break/>bash </text:span></text:span><text:span text:style-name="User_20_Entry"><text:span text:style-name="T272">kz</text:span></text:span></text:p>
            <text:p text:style-name="P65"><text:span text:style-name="User_20_Entry"><text:span text:style-name="T271">exit</text:span></text:span></text:p>
          </table:table-cell>
        </table:table-row>
        <table:table-row table:style-name="TableLine9486438890164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6438890224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9" draw:name="Vorm37" draw:style-name="gr1" draw:text-style-name="P82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86438890283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0" draw:name="Vorm38" draw:style-name="gr1" draw:text-style-name="P82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4">3 -</text:span></text:span><text:span text:style-name="Strong_20_Emphasis"><text:span text:style-name="T215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86438890342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1" draw:name="Vorm39" draw:style-name="gr1" draw:text-style-name="P82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  <table:table-row table:style-name="TableLine94864388904016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864388904608">
          <table:table-cell table:style-name="_33_._5f_Installatie_5f_afronden.A1" office:value-type="string">
            <text:p text:style-name="P66"><text:span text:style-name="Strong_20_Emphasis"><text:span text:style-name="T98"><text:s/></text:span></text:span><text:span text:style-name="Strong_20_Emphasis"><text:span text:style-name="T128"><draw:control text:anchor-type="as-char" draw:z-index="53" draw:name="Vorm39_0" draw:style-name="gr1" draw:text-style-name="P82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6"><text:span text:style-name="T436">Gebruik de </text:span><text:span text:style-name="Strong_20_Emphasis"><text:span text:style-name="T436">kz_install</text:span></text:span><text:span text:style-name="T436">-bestanden</text:span><text:span text:style-name="T436"><text:note text:id="ftn8" text:note-class="footnote"><text:note-citation>2</text:note-citation><text:note-body><text:p text:style-name="P76">Deze zijn aangemaakt in <text:span text:style-name="T412">h</text:span><text:span text:style-name="T410">oofdstuk 1</text:span> met keuze <text:span text:style-name="T410">1 - Installatie voorbereiden</text:span>.</text:p></text:note-body></text:note></text:span><text:span text:style-name="T436"> in </text:span><text:span text:style-name="Strong_20_Emphasis"><text:span text:style-name="T436">/usr/</text:span></text:span><text:span text:style-name="Strong_20_Emphasis"><text:span text:style-name="T324">local/etc</text:span></text:span><text:span text:style-name="T319"> om de volledigheid van de installatie te controleren.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181905628938579" text:continue-numbering="true" text:style-name="L1">
        <text:list-item>
          <text:p text:style-name="P79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86438889268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2" draw:name="Vorm40" draw:style-name="gr1" draw:text-style-name="P82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7" text:note-class="footnote"><text:note-citation>1</text:note-citation><text:note-body><text:p text:style-name="P70"><text:span text:style-name="T409">Na aanmelden als </text:span><text:span text:style-name="T418">andere gebruiker</text:span><text:span text:style-name="T409">, zoek en start</text:span><text:span text:style-name="T422"> </text:span><text:span text:style-name="T421">In</text:span><text:span text:style-name="T411">stallatiemenu</text:span><text:span text:style-name="Strong_20_Emphasis"><text:span text:style-name="T261"> </text:span></text:span><text:span text:style-name="T409">en </text:span><text:span text:style-name="User_20_Entry"><text:span text:style-name="T212">kies </text:span></text:span><text:span text:style-name="User_20_Entry"><text:span text:style-name="T214">4 -</text:span></text:span><text:span text:style-name="User_20_Entry"><text:span text:style-name="T212"> </text:span></text:span><text:span text:style-name="User_20_Entry"><text:span text:style-name="T213">Gebruiker inrichten</text:span></text:span><text:span text:style-name="User_20_Entry"><text:span text:style-name="T212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7">Installatiemenu</text:span></text:span><text:span text:style-name="Strong_20_Emphasis"><text:span text:style-name="T261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4">4 -</text:span></text:span><text:span text:style-name="Strong_20_Emphasis"><text:span text:style-name="T215"> </text:span></text:span><text:span text:style-name="T256">Gebruiker inrichten</text:span><text:span text:style-name="Strong_20_Emphasis"><text:span text:style-name="T73">.</text:span></text:span></text:p>
          </table:table-cell>
        </table:table-row>
        <table:table-row table:style-name="TableLine9486438885225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3" draw:name="Vorm41" draw:style-name="gr1" draw:text-style-name="P82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8">Volg de aanwijzingen op het scherm.</text:span></text:span></text:p>
          </table:table-cell>
        </table:table-row>
        <table:table-row table:style-name="TableLine94864388850656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4864388878016">
          <table:table-cell table:style-name="Tabel2.A1" office:value-type="string">
            <text:p text:style-name="P67"><text:span text:style-name="Strong_20_Emphasis"><text:span text:style-name="T98"><text:s/></text:span></text:span><text:span text:style-name="Strong_20_Emphasis"><text:span text:style-name="T128"><draw:control text:anchor-type="as-char" draw:z-index="54" draw:name="Vorm41_0" draw:style-name="gr1" draw:text-style-name="P82" svg:width="0.35cm" svg:height="0.35cm" draw:control="control55"/></text:span></text:span></text:p>
          </table:table-cell>
          <table:table-cell table:style-name="Tabel2.A1" office:value-type="string">
            <text:p text:style-name="P67"><text:span text:style-name="T436">Gebruik de </text:span><text:span text:style-name="Strong_20_Emphasis"><text:span text:style-name="T436">kz_</text:span></text:span><text:span text:style-name="Strong_20_Emphasis"><text:span text:style-name="T323">setup</text:span></text:span><text:span text:style-name="T436">-bestanden</text:span><text:span text:style-name="T436"><text:note text:id="ftn0" text:note-class="footnote"><text:note-citation>2</text:note-citation><text:note-body><text:p text:style-name="P75">Deze zijn aangemaakt in <text:span text:style-name="T412">h</text:span><text:span text:style-name="T410">oofdstuk 1</text:span> met keuze <text:span text:style-name="T410">1 - Installatie voorbereiden</text:span>.</text:p></text:note-body></text:note></text:span><text:span text:style-name="T436"> in </text:span><text:span text:style-name="T437">de </text:span><text:span text:style-name="Strong_20_Emphasis"><text:span text:style-name="T437">Persoonlijk map</text:span></text:span><text:span text:style-name="T319"> om de volledigheid van </text:span><text:span text:style-name="T320">h</text:span><text:span text:style-name="T319">e</text:span><text:span text:style-name="T320">t</text:span><text:span text:style-name="T319"> in</text:span><text:span text:style-name="T321">richten </text:span><text:span text:style-name="T319">te controleren.</text:span></text:p>
          </table:table-cell>
        </table:table-row>
        <table:table-row table:style-name="TableLine94864389063104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486438911915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4" draw:name="Vorm42" draw:style-name="gr1" draw:text-style-name="P82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8643891167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6438903121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5" draw:name="Vorm43" draw:style-name="gr1" draw:text-style-name="P82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8643891051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6438910251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6" draw:name="Vorm44" draw:style-name="gr1" draw:text-style-name="P82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7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5">balk</text:span></text:span><text:span text:style-name="Strong_20_Emphasis"><text:span text:style-name="T66">.</text:span></text:span></text:p>
          </table:table-cell>
        </table:table-row>
        <table:table-row table:style-name="TableLine948643890972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6438911550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7" draw:name="Vorm45" draw:style-name="gr1" draw:text-style-name="P82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86438911609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8" draw:name="Vorm46" draw:style-name="gr1" draw:text-style-name="P82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4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3">5 -</text:span></text:span><text:span text:style-name="T234"> </text:span><text:span text:style-name="T253">Opdrachtenmenu</text:span><text:span text:style-name="T236">, </text:span><text:span text:style-name="T266">kies</text:span><text:span text:style-name="T236"> </text:span><text:span text:style-name="T254">1 -</text:span><text:span text:style-name="T234"> </text:span><text:span text:style-name="T257">Back-up</text:span><text:span text:style-name="T254"> </text:span><text:span text:style-name="T257">maken</text:span><text:span text:style-name="T234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86438899019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9" draw:name="Vorm47" draw:style-name="gr1" draw:text-style-name="P82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  <table:table-row table:style-name="TableLine948643889907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6438910579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0" draw:name="Vorm48" draw:style-name="gr1" draw:text-style-name="P82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8">res</text:span></text:span><text:span text:style-name="Strong_20_Emphasis"><text:span text:style-name="T16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8">Reservekopieën</text:span></text:span><text:span text:style-name="Strong_20_Emphasis"><text:span text:style-name="T83">.</text:span></text:span></text:p>
          </table:table-cell>
        </table:table-row>
        <table:table-row table:style-name="TableLine9486438910638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1" draw:name="Vorm49" draw:style-name="gr1" draw:text-style-name="P82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79">De installatie van </text:span><text:span text:style-name="T279"><text:reference-ref text:reference-format="text" text:ref-name="Distributie">Ubuntu</text:reference-ref></text:span><text:span text:style-name="T279"><text:s/></text:span><text:span text:style-name="T280"><text:reference-ref text:reference-format="text" text:ref-name="Versie">20.04 LTS</text:reference-ref></text:span><text:span text:style-name="T279"><text:s/></text:span><text:span text:style-name="T279"><text:reference-ref text:reference-format="text" text:ref-name="Editie">desktop</text:reference-ref></text:span><text:span text:style-name="T279"><text:s/>is voltooid.</text:span></text:p>
      <text:p text:style-name="P23"/>
      <text:p text:style-name="P22"><text:span text:style-name="T402">E</text:span><text:span text:style-name="T401">inde c</text:span><text:span text:style-name="T400">hecklist.</text:span></text:p>
      <text:p text:style-name="P24"/>
      <text:p text:style-name="P7"><text:span text:style-name="T120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30">Auteursrecht </text:span><text:span text:style-name="Strong_20_Emphasis"><text:span text:style-name="T429">© </text:span></text:span><text:span text:style-name="Strong_20_Emphasis"><text:span text:style-name="T428">2</text:span></text:span><text:span text:style-name="T430">020-</text:span><text:span text:style-name="T432">2021</text:span><text:span text:style-name="T430"> Karel Zimmer.</text:span></text:p>
      <text:p text:style-name="P9"/>
      <text:p text:style-name="P11"><text:span text:style-name="T431">Creative Commons Naamsvermelding-GelijkDelen Internationaal</text:span><text:span text:style-name="T433">-</text:span><text:span text:style-name="T43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5T18:19:03.371503357">1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5T18:19:03.276635785</dc:date>
    <meta:keyword>Installatie</meta:keyword>
    <meta:keyword>Checklist</meta:keyword>
    <meta:keyword>Linux</meta:keyword>
    <meta:editing-cycles>6174</meta:editing-cycles>
    <meta:editing-duration>P10DT19H31M6S</meta:editing-duration>
    <meta:print-date>2021-03-23T20:07:57.967210640</meta:print-date>
    <dc:creator>Karel Zimmer</dc:creator>
    <meta:document-statistic meta:table-count="4" meta:image-count="0" meta:object-count="0" meta:page-count="4" meta:paragraph-count="133" meta:word-count="972" meta:character-count="6680" meta:non-whitespace-character-count="5714"/>
    <meta:user-defined meta:name="Info 1"/>
    <meta:user-defined meta:name="Info 2"/>
    <meta:user-defined meta:name="Info 3"/>
    <meta:user-defined meta:name="Info 4"/>
  </office:meta>
</office:document-meta>
</file>